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20dc"/>
    </style:style>
    <style:style style:name="P2" style:family="paragraph" style:parent-style-name="Standard">
      <style:text-properties officeooo:paragraph-rsid="00013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stdio.h&gt;<text:line-break/>#include &lt;string.h&gt;<text:line-break/>#include &lt;fcntl.h&gt;<text:line-break/>#include &lt;sys/stat.h&gt;<text:line-break/>#include &lt;sys/types.h&gt;<text:line-break/>#include &lt;unistd.h&gt;<text:line-break/>int main()<text:line-break/>{</text:p>
      <text:p text:style-name="P2"><text:line-break/> <text:s text:c="3"/>int fd1;</text:p>
      <text:p text:style-name="P2"><text:line-break/> <text:s text:c="3"/>char * myfifo = "/tmp/myfifo";</text:p>
      <text:p text:style-name="P2"><text:line-break/> <text:s text:c="3"/>mkfifo(myfifo, 0666);</text:p>
      <text:p text:style-name="P2"><text:line-break/> <text:s text:c="3"/>char str1[80], str2[80];</text:p>
      <text:p text:style-name="P2"><text:line-break/> <text:s text:c="3"/>while (1)<text:line-break/> <text:s text:c="3"/>{</text:p>
      <text:p text:style-name="P2"><text:line-break/> <text:s text:c="7"/>fd1 = open(myfifo,O_RDONLY);</text:p>
      <text:p text:style-name="P2"><text:line-break/> <text:s text:c="7"/>read(fd1, str1, 80);</text:p>
      <text:p text:style-name="P2"><text:line-break/> <text:s text:c="7"/>printf("User1: %s\n", str1);</text:p>
      <text:p text:style-name="P2"><text:line-break/> <text:s text:c="7"/>close(fd1);</text:p>
      <text:p text:style-name="P2"><text:line-break/> <text:s text:c="7"/>fd1 = open(myfifo,O_WRONLY);</text:p>
      <text:p text:style-name="P2"><text:line-break/> <text:s text:c="7"/>fgets(str2, 80, stdin);</text:p>
      <text:p text:style-name="P2"><text:line-break/> <text:s text:c="7"/>write(fd1, str2, strlen(str2)+1);</text:p>
      <text:p text:style-name="P2"><text:line-break/> <text:s text:c="7"/>close(fd1);</text:p>
      <text:p text:style-name="P2"><text:line-break/> <text:s text:c="3"/>}</text:p>
      <text:p text:style-name="P2"><text:line-break/> <text:s text:c="3"/>return 0;</text:p>
      <text:p text:style-name="P2">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4:31:07.557000000</meta:creation-date>
    <dc:date>2022-07-12T14:36:07.437000000</dc:date>
    <meta:editing-duration>PT5M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7" meta:word-count="54" meta:character-count="534" meta:non-whitespace-character-count="385"/>
  </office:meta>
</office:document-meta>
</file>